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E8000002C23452B36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Inconsolata" fo:font-size="22pt" fo:font-weight="normal" style:font-size-asian="22pt" style:font-weight-asian="normal" style:font-size-complex="2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Inconsolata" fo:font-size="22pt" fo:font-weight="normal" style:font-size-asian="19.25pt" style:font-weight-asian="normal" style:font-size-complex="2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Inconsolata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Inconsolata" fo:font-size="32pt" fo:font-weight="normal" style:font-size-asian="28pt" style:font-weight-asian="normal" style:font-size-complex="3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Inconsolata" fo:font-size="40pt" fo:font-weight="normal" style:font-size-asian="40pt" style:font-weight-asian="normal" style:font-size-complex="4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Inconsolata" fo:font-size="28pt" style:font-size-asian="28pt" style:font-size-complex="2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size-asian="19.25pt" style:font-weight-asian="normal" style:font-weight-complex="normal"/>
    </style:style>
    <style:style style:name="T4" style:family="text">
      <style:text-properties fo:font-size="32pt" fo:font-weight="normal" style:font-size-asian="28pt" style:font-weight-asian="normal" style:font-size-complex="3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haskell user group warsaw</text:p>
      <text:p text:style-name="P1"/>
      <text:p text:style-name="P1"/>
      <text:p text:style-name="P6"><text:span text:style-name="T2">zaprasza na spotkanie (zapoznawcze)</text:span></text:p>
      <text:p text:style-name="P2"/>
      <text:p text:style-name="P2"/>
      <text:p text:style-name="P2">które odbędzie się</text:p>
      <text:p text:style-name="P2"/>
      <text:p text:style-name="P2"/>
      <text:p text:style-name="P2"/>
      <text:p text:style-name="P4">8 maja 2013 godz. 16:15</text:p>
      <text:p text:style-name="P4"/>
      <text:p text:style-name="P1">s. 5540, wydział mimuw ul. Banacha 2</text:p>
      <text:p text:style-name="P1"/>
      <text:p text:style-name="P1"/>
      <text:p text:style-name="P3">http://tiny.pl/h8j6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Inconsolata" svg:font-family="Inconsolata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="0.7874in" fo:margin-top="0.7874in" fo:margin-bottom="0.7874in" fo:margin-left="0.7874in" fo:margin-right="0.7874in" fo:background-color="transparent" style:writing-mode="lr-tb" style:footnote-max-height="0in">
        <style:background-image xlink:href="Pictures/10000201000003E8000002C23452B36D.png" xlink:type="simple" xlink:actuate="onLoad" style:position="center center" style:repeat="no-repeat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1T21:43:57</meta:creation-date>
    <dc:date>2013-04-24T08:11:51</dc:date>
    <meta:editing-duration>P0D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6" meta:word-count="24" meta:character-count="157" meta:non-whitespace-character-count="139"/>
  </office:meta>
</office:document-meta>
</file>